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office:automatic-styles>
  <office:body>
    <office:text>
      <text:h text:style-name="Heading_20_1" text:outline-level="1"><text:bookmark-start text:name="cross-license-collaborative-agreement"/>Cross License Collaborative Agreement<text:bookmark-end text:name="cross-license-collaborative-agreement"/></text:h>
      <text:p text:style-name="First_20_paragraph">Version 1.0.0-pre.6</text:p>
      <text:p text:style-name="Text_20_body"><text:a xlink:type="simple" xlink:href="https://xlcollaborative.com/agreement/1.0.0-pre.6" office:name=""><text:span text:style-name="Definition">https://xlcollaborative.com/agreement/1.0.0-pre.6</text:span></text:a></text:p>
      <text:h text:style-name="Heading_20_2" text:outline-level="2"><text:bookmark-start text:name="purpose"/>Purpose<text:bookmark-end text:name="purpose"/></text:h>
      <text:p text:style-name="First_20_paragraph">These terms enable contributors working together on a project covered by copyrights or patents to make collective decisions about licensing their project as a whole.</text:p>
      <text:h text:style-name="Heading_20_2" text:outline-level="2"><text:bookmark-start text:name="acceptance"/>Acceptance<text:bookmark-end text:name="acceptance"/></text:h>
      <text:p text:style-name="First_20_paragraph">In order to get any license under these terms, you must apply to become a contributor, be accepted, and agree to these terms. These terms are both strict obligations under an agreement among all contributors and conditions to all the cross licenses they give and receive under that agreement.</text:p>
      <text:h text:style-name="Heading_20_2" text:outline-level="2"><text:bookmark-start text:name="contributors"/>Contributors<text:bookmark-end text:name="contributors"/></text:h>
      <text:h text:style-name="Heading_20_3" text:outline-level="3"><text:bookmark-start text:name="qualifications"/>Qualifications<text:bookmark-end text:name="qualifications"/></text:h>
      <text:p text:style-name="First_20_paragraph">Only candidates offering contributions of copyrights or patent rights to the project can apply to become contributors.</text:p>
      <text:h text:style-name="Heading_20_3" text:outline-level="3"><text:bookmark-start text:name="application"/>Application<text:bookmark-end text:name="application"/></text:h>
      <text:p text:style-name="First_20_paragraph">To apply to become a contributor, a candidate must send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their <text:a xlink:type="simple" xlink:href="#payment-instructions" office:name=""><text:span text:style-name="Definition">instructions</text:span></text:a> for <text:a xlink:type="simple" xlink:href="#payments" office:name=""><text:span text:style-name="Definition">payment</text:span></text:a></text:p>
        </text:list-item>
        <text:list-item>
          <text:p text:style-name="P1">a World Wide Web or other Internet address where contributors can review the first contribution they are offering</text:p>
        </text:list-item>
      </text:list>
      <text:h text:style-name="Heading_20_3" text:outline-level="3"><text:bookmark-start text:name="admission"/>Admission<text:bookmark-end text:name="admission"/></text:h>
      <text:p text:style-name="First_20_paragraph">For a candidate to become a contributor, an existing contributor must follow each of these steps, one after another, in order:</text:p>
      <text:list text:style-name="L2">
        <text:list-item>
          <text:p text:style-name="P2"><text:a xlink:type="simple" xlink:href="#circulating-messages" office:name=""><text:span text:style-name="Definition">circulate</text:span></text:a> the candidate’s complete application</text:p>
        </text:list-item>
        <text:list-item>
          <text:p text:style-name="P2">secure <text:a xlink:type="simple" xlink:href="#majority" office:name=""><text:span text:style-name="Definition">majority approval</text:span></text:a> in favor of their application</text:p>
        </text:list-item>
        <text:list-item>
          <text:p text:style-name="P2">provide the candidate complete copies of all sublicenses still in effect</text:p>
        </text:list-item>
        <text:list-item>
          <text:p text:style-name="P2">receive and <text:a xlink:type="simple" xlink:href="#circulating-messages" office:name=""><text:span text:style-name="Definition">circulate</text:span></text:a> a message from the candidate confirming receipt of, and approving, all sublicenses still in effect</text:p>
        </text:list-item>
        <text:list-item>
          <text:p text:style-name="P2"><text:a xlink:type="simple" xlink:href="#circulating-messages" office:name=""><text:span text:style-name="Definition">circulate</text:span></text:a> a current list of all contributor <text:a xlink:type="simple" xlink:href="#addresses" office:name=""><text:span text:style-name="Definition">addresses</text:span></text:a> and <text:a xlink:type="simple" xlink:href="#payment-instructions" office:name=""><text:span text:style-name="Definition">payment instructions</text:span></text:a>, including the new contributor’s</text:p>
        </text:list-item>
      </text:list>
      <text:h text:style-name="Heading_20_3" text:outline-level="3"><text:bookmark-start text:name="resignation"/>Resignation<text:bookmark-end text:name="resignation"/></text:h>
      <text:p text:style-name="First_20_paragraph">Any contributor may resign at any time by <text:a xlink:type="simple" xlink:href="#circulating-messages" office:name=""><text:span text:style-name="Definition">circulating</text:span></text:a> a message of resignation. When a contributor resigns, all cross licenses to that contributor end, but their cross licenses to other contributors, as well as any sublicenses they have given, continue.</text:p>
      <text:h text:style-name="Heading_20_2" text:outline-level="2"><text:bookmark-start text:name="cross-licenses"/>Cross Licenses<text:bookmark-end text:name="cross-licenses"/></text:h>
      <text:h text:style-name="Heading_20_3" text:outline-level="3"><text:bookmark-start text:name="copyright"/>Copyright<text:bookmark-end text:name="copyright"/></text:h>
      <text:p text:style-name="First_20_paragraph">Each contributor gives a cross license covering all copyrights in their contributions to the project to each other contributor.</text:p>
      <text:h text:style-name="Heading_20_3" text:outline-level="3"><text:bookmark-start text:name="patent"/>Patent<text:bookmark-end text:name="patent"/></text:h>
      <text:p text:style-name="First_20_paragraph">Each contributor gives a cross license for the project covering any patent claims they can license or become able to license to each other contributor.</text:p>
      <text:h text:style-name="Heading_20_3" text:outline-level="3"><text:bookmark-start text:name="scope"/>Scope<text:bookmark-end text:name="scope"/></text:h>
      <text:p text:style-name="First_20_paragraph">Each cross license under these terms covers all contributors, past, present, and future, and all contributions submitted to the project, past, present, and future.</text:p>
      <text:h text:style-name="Heading_20_3" text:outline-level="3"><text:bookmark-start text:name="rights"/>Rights<text:bookmark-end text:name="rights"/></text:h>
      <text:p text:style-name="First_20_paragraph">Cross licenses under these terms do not give contributors themselves any special permission for the project, only permission to give sublicenses to others.</text:p>
      <text:h text:style-name="Heading_20_3" text:outline-level="3"><text:bookmark-start text:name="sublicensing"/>Sublicensing<text:bookmark-end text:name="sublicensing"/></text:h>
      <text:p text:style-name="First_20_paragraph">Any contributor may give a sublicens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a sublicense, a contributor must <text:a xlink:type="simple" xlink:href="#circulating-messages" office:name=""><text:span text:style-name="Definition">circulate</text:span></text:a>:</text:p>
      <text:list text:style-name="L3">
        <text:list-item>
          <text:p text:style-name="P3">identification of the contributor proposing to give the sublicense</text:p>
        </text:list-item>
        <text:list-item>
          <text:p text:style-name="P3">an exact copy of all the proposed sublicense terms</text:p>
        </text:list-item>
        <text:list-item>
          <text:p text:style-name="P3">identification of the recipient or recipients of the sublicense</text:p>
        </text:list-item>
        <text:list-item>
          <text:p text:style-name="P3">a description of any relationship between those who will receive or benefit from the sublicense and the contributor proposing to give the sublicense</text:p>
        </text:list-item>
        <text:list-item>
          <text:p text:style-name="P3">an exact copy of all the terms of any agreement that has, will, or could compensate the contributor proposing to give the sublicense for proposing or securing approval for the sublicense</text:p>
        </text:list-item>
      </text:list>
      <text:p text:style-name="First_20_paragraph">Contributors may give sublicenses to specific recipients, categories of recipients, or the public as a whole. Sublicenses may allow sublicensing in turn. Sublicenses must apply from the time the sublicense is given, or from a time stated in the terms, not retroactively.</text:p>
      <text:h text:style-name="Heading_20_2" text:outline-level="2"><text:bookmark-start text:name="communications"/>Communications<text:bookmark-end text:name="communications"/></text:h>
      <text:h text:style-name="Heading_20_3" text:outline-level="3"><text:bookmark-start text:name="equal-information"/>Equal Information<text:bookmark-end text:name="equal-information"/></text:h>
      <text:p text:style-name="First_20_paragraph">Each contributor is entitled to receive each message sent to any other contributor under these terms.</text:p>
      <text:h text:style-name="Heading_20_3" text:outline-level="3"><text:bookmark-start text:name="circulating-messages"/>Circulating Messages<text:bookmark-end text:name="circulating-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text:bookmark-start text:name="circulating-notices"/>Circulating Notices<text:bookmark-end text:name="circulating-notices"/></text:h>
      <text:p text:style-name="First_20_paragraph">Any contributor who receives a notice under the terms of a sublicense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text:bookmark-start text:name="addresses"/>Addresses<text:bookmark-end text:name="addresses"/></text:h>
      <text:p text:style-name="First_20_paragraph">The first two contributors must agree on a global, free or low-cost, high-speed, electronic communication system, such as e-mail, and provide addresses for that system. Later contributors must provide addresses for the same system.</text:p>
      <text:h text:style-name="Heading_20_3" text:outline-level="3"><text:bookmark-start text:name="change-of-address"/>Change of Address<text:bookmark-end text:name="change-of-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ir old address.</text:p>
      <text:h text:style-name="Heading_20_2" text:outline-level="2"><text:bookmark-start text:name="voting"/>Voting<text:bookmark-end text:name="voting"/></text:h>
      <text:h text:style-name="Heading_20_3" text:outline-level="3"><text:bookmark-start text:name="equal-vote"/>Equal Vote<text:bookmark-end text:name="equal-vote"/></text:h>
      <text:p text:style-name="First_20_paragraph">Each contributor is entitled to cast a single, equal vote on each proposal under these terms.</text:p>
      <text:h text:style-name="Heading_20_3" text:outline-level="3"><text:bookmark-start text:name="majority"/>Majority<text:bookmark-end text:name="majority"/></text:h>
      <text:p text:style-name="First_20_paragraph">For majority approval, a majority of responding contributors must vote in favor.</text:p>
      <text:h text:style-name="Heading_20_3" text:outline-level="3"><text:bookmark-start text:name="supermajority"/>Supermajority<text:bookmark-end text:name="supermajority"/></text:h>
      <text:p text:style-name="First_20_paragraph">For supermajority approval, two thirds of responding contributors must vote in favor.</text:p>
      <text:h text:style-name="Heading_20_3" text:outline-level="3"><text:bookmark-start text:name="counting"/>Counting<text:bookmark-end text:name="counting"/></text:h>
      <text:p text:style-name="First_20_paragraph">The contributor soliciting approval counts as a contributor voting in favor.</text:p>
      <text:h text:style-name="Heading_20_3" text:outline-level="3"><text:bookmark-start text:name="deadline"/>Deadline<text:bookmark-end text:name="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text:bookmark-start text:name="securing-approval"/>Securing Approval<text:bookmark-end text:name="securing-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text:bookmark-start text:name="soliciting-votes"/>Soliciting Votes<text:bookmark-end text:name="soliciting-votes"/></text:h>
      <text:p text:style-name="First_20_paragraph">To solicit votes, a contributor must <text:a xlink:type="simple" xlink:href="#circulating-messages" office:name=""><text:span text:style-name="Definition">circulate</text:span></text:a> a single message with all of these details:</text:p>
      <text:list text:style-name="L4">
        <text:list-item>
          <text:p text:style-name="P4">the identity of the project</text:p>
        </text:list-item>
        <text:list-item>
          <text:p text:style-name="P4">the complete text of the proposal</text:p>
        </text:list-item>
        <text:list-item>
          <text:p text:style-name="P4">the voting standard required</text:p>
        </text:list-item>
        <text:list-item>
          <text:p text:style-name="P4">the date of the <text:a xlink:type="simple" xlink:href="#deadline" office:name=""><text:span text:style-name="Definition">deadline</text:span></text:a></text:p>
        </text:list-item>
      </text:list>
      <text:h text:style-name="Heading_20_3" text:outline-level="3"><text:bookmark-start text:name="casting-votes"/>Casting Votes<text:bookmark-end text:name="casting-votes"/></text:h>
      <text:p text:style-name="First_20_paragraph">Contributors may vote by replying to a message soliciting votes using the same communication system. Messages like “I approve.”, “I vote in favor.”, and “Aye” count as votes in favor. Messages like “I oppose.”, “I vote against.”, and “Nay” count as votes against.</text:p>
      <text:h text:style-name="Heading_20_3" text:outline-level="3"><text:bookmark-start text:name="tallying-votes"/>Tallying Votes<text:bookmark-end text:name="tallying-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need not <text:a xlink:type="simple" xlink:href="#circulating-messages" office:name=""><text:span text:style-name="Definition">circulate</text:span></text:a> it again.</text:p>
      <text:h text:style-name="Heading_20_3" text:outline-level="3"><text:bookmark-start text:name="reporting-results"/>Reporting Results<text:bookmark-end text:name="reporting-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5">
        <text:list-item>
          <text:p text:style-name="P5">all the information required to <text:a xlink:type="simple" xlink:href="#soliciting-votes" office:name=""><text:span text:style-name="Definition">solicit votes</text:span></text:a></text:p>
        </text:list-item>
        <text:list-item>
          <text:p text:style-name="P5">copies of all <text:a xlink:type="simple" xlink:href="#voting" office:name=""><text:span text:style-name="Definition">vote messages</text:span></text:a></text:p>
        </text:list-item>
        <text:list-item>
          <text:p text:style-name="P5">counts of votes in favor, votes against, and contributors not responding by the <text:a xlink:type="simple" xlink:href="#deadline" office:name=""><text:span text:style-name="Definition">deadline</text:span></text:a></text:p>
        </text:list-item>
        <text:list-item>
          <text:p text:style-name="P5">whether contributors approved the proposal or not</text:p>
        </text:list-item>
      </text:list>
      <text:h text:style-name="Heading_20_2" text:outline-level="2"><text:bookmark-start text:name="payments"/>Payments<text:bookmark-end text:name="payments"/></text:h>
      <text:h text:style-name="Heading_20_3" text:outline-level="3"><text:bookmark-start text:name="equal-pay"/>Equal Pay<text:bookmark-end text:name="equal-pay"/></text:h>
      <text:p text:style-name="First_20_paragraph">Each contributor is entitled to receive an equal share of license fees, license royalties, and other license-based payments for the project. Any sublicense that entitles any contributor to payment must require payment to the contributor who gave the sublicense to start, or to any successor contributor who secures <text:a xlink:type="simple" xlink:href="#majority" office:name=""><text:span text:style-name="Definition">majority approval</text:span></text:a> to take their place.</text:p>
      <text:h text:style-name="Heading_20_3" text:outline-level="3"><text:bookmark-start text:name="distributing-payments"/>Distributing Payments<text:bookmark-end text:name="distributing-payments"/></text:h>
      <text:p text:style-name="First_20_paragraph">Any contributor who receives payment under a sublicense must pay other contributors their <text:a xlink:type="simple" xlink:href="#equal-pay" office:name=""><text:span text:style-name="Definition">equal shares</text:span></text:a> of funds received within fourteen calendar days, according to the other contributors’ <text:a xlink:type="simple" xlink:href="#payment-instructions" office:name=""><text:span text:style-name="Definition">payment instructions</text:span></text:a>, <text:a xlink:type="simple" xlink:href="#retry" office:name=""><text:span text:style-name="Definition">retrying</text:span></text:a> as necessary.</text:p>
      <text:h text:style-name="Heading_20_3" text:outline-level="3"><text:bookmark-start text:name="payment-processing-fees"/>Payment Processing Fees<text:bookmark-end text:name="payment-processing-fees"/></text:h>
      <text:p text:style-name="First_20_paragraph">If a contributor’s <text:a xlink:type="simple" xlink:href="#payment-instructions" office:name=""><text:span text:style-name="Definition">payment instructions</text:span></text:a> require the distributing contributor to pay a fee, the distributing contributor may reduce the amount of the payment by the amount of the fee, so the distributing contributor does not have to pay any processing fees out of pocket.</text:p>
      <text:h text:style-name="Heading_20_3" text:outline-level="3"><text:bookmark-start text:name="failed-payments"/>Failed Payments<text:bookmark-end text:name="failed-payments"/></text:h>
      <text:p text:style-name="First_20_paragraph">If a contributor does not respond to a payment of their share, the next step depends on the amount of their share.</text:p>
      <text:p text:style-name="Text_20_body">If the amount is ten percent or less of the payment under the sublicense being distributed, or the payment processing fees would be fifty percent or more of the amount to be paid, then the distributing contributor may keep the amount for themself.</text:p>
      <text:p text:style-name="Text_20_body">Otherwise, the distributing contributor must try to pay themself and other contributors, but not the contributor that is not responding, equal shares of the amount, according to their <text:a xlink:type="simple" xlink:href="#payment-instructions" office:name=""><text:span text:style-name="Definition">payment instructions</text:span></text:a>. If those payments fail, the distributing contributor does not have to <text:a xlink:type="simple" xlink:href="#retry" office:name=""><text:span text:style-name="Definition">retry</text:span></text:a> them, but can keep the amounts for themself.</text:p>
      <text:h text:style-name="Heading_20_3" text:outline-level="3"><text:bookmark-start text:name="payment-instructions"/>Payment Instructions<text:bookmark-end text:name="payment-instructions"/></text:h>
      <text:p text:style-name="First_20_paragraph">Contributors must provide payment instructions for global, low-cost, high-speed, electronic payment systems.</text:p>
      <text:h text:style-name="Heading_20_3" text:outline-level="3"><text:bookmark-start text:name="change-of-payment-instructions"/>Change of Payment Instructions<text:bookmark-end text:name="change-of-payment-instructions"/></text:h>
      <text:p text:style-name="First_20_paragraph">Any contributor may change their <text:a xlink:type="simple" xlink:href="#payment-instructions" office:name=""><text:span text:style-name="Definition">payment instructions</text:span></text:a> by <text:a xlink:type="simple" xlink:href="#circulating-messages" office:name=""><text:span text:style-name="Definition">circulating</text:span></text:a> new <text:a xlink:type="simple" xlink:href="#payment-instructions" office:name=""><text:span text:style-name="Definition">payment instructions</text:span></text:a> from their current <text:a xlink:type="simple" xlink:href="#addresses" office:name=""><text:span text:style-name="Definition">address</text:span></text:a>.</text:p>
      <text:h text:style-name="Heading_20_2" text:outline-level="2"><text:bookmark-start text:name="retry"/>Retry<text:bookmark-end text:name="retry"/></text:h>
      <text:p text:style-name="First_20_paragraph">When a <text:a xlink:type="simple" xlink:href="#communications" office:name=""><text:span text:style-name="Definition">communication</text:span></text:a> or <text:a xlink:type="simple" xlink:href="#payments" office:name=""><text:span text:style-name="Definition">payment</text:span></text:a> system fails to deliver a message or payment:</text:p>
      <text:list text:style-name="L6">
        <text:list-item>
          <text:p text:style-name="P6">The sending contributor must <text:a xlink:type="simple" xlink:href="#circulating-messages" office:name=""><text:span text:style-name="Definition">circulate</text:span></text:a> word of the failure and any failure message from the system.</text:p>
        </text:list-item>
        <text:list-item>
          <text:p text:style-name="P6">The sending contributor must wait forty-eight hours, then try again. If the receiving contributor <text:a xlink:type="simple" xlink:href="#change-of-address" office:name=""><text:span text:style-name="Definition">changed</text:span></text:a> their <text:a xlink:type="simple" xlink:href="#address" office:name=""><text:span text:style-name="Definition">address</text:span></text:a> or <text:a xlink:type="simple" xlink:href="#change-of-payment-instructions" office:name=""><text:span text:style-name="Definition">changed</text:span></text:a> their <text:a xlink:type="simple" xlink:href="#payment-instructions" office:name=""><text:span text:style-name="Definition">payment instructions</text:span></text:a> since the first try, the sending contributor must use the new <text:a xlink:type="simple" xlink:href="#address" office:name=""><text:span text:style-name="Definition">address</text:span></text:a> or <text:a xlink:type="simple" xlink:href="#payment-instructions" office:name=""><text:span text:style-name="Definition">payment instructions</text:span></text:a>.</text:p>
        </text:list-item>
        <text:list-item>
          <text:p text:style-name="P6">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text:bookmark-start text:name="broken-rules"/>Broken Rules<text:bookmark-end text:name="broken-rules"/></text:h>
      <text:p text:style-name="First_20_paragraph">If any contributor unintentionally breaks a rule of these terms at the expense of another contributor, and the contributor who was wronged <text:a xlink:type="simple" xlink:href="#circulating-messages" office:name=""><text:span text:style-name="Definition">circulates</text:span></text:a> a message about the breach, other contributors can keep their cross licenses from the contributor who was wronged if any one or more of them makes the situation right within fourteen calendar days. If the contributor did not get an <text:a xlink:type="simple" xlink:href="#equal-vote" office:name=""><text:span text:style-name="Definition">equal vote</text:span></text:a>, contributors must retake the vote. If the contributor did not get <text:a xlink:type="simple" xlink:href="#equal-pay" office:name=""><text:span text:style-name="Definition">equal pay</text:span></text:a>, contributors must pay what was owed, and if the payment is thirty days or more late, interest at the base rate for the national bank of the country where the contributor lives, compounded monthly. If the contributor did not get <text:a xlink:type="simple" xlink:href="#equal-information" office:name=""><text:span text:style-name="Definition">equal information</text:span></text:a>, contributors must <text:a xlink:type="simple" xlink:href="#cirulating-messages" office:name=""><text:span text:style-name="Definition">circulate</text:span></text:a> the message again, and if any vote was taken between when the message was not sent and when the contributor finally received it, contributors must retake that vote.</text:p>
      <text:h text:style-name="Heading_20_2" text:outline-level="2"><text:bookmark-start text:name="changes"/>Changes<text:bookmark-end text:name="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text:bookmark-start text:name="no-liability"/>No Liability<text:bookmark-end text:name="no-liability"/></text:h>
      <text:p text:style-name="First_20_paragraph"><text:span text:style-name="T1">As far as the law allows, the project comes as is, without any warranty or condition, and no contributor will be liable to any other contributor for any damages related to the use or quality of the project, under any kind of legal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2-17T00:11:57Z</meta:creation-date>
    <dc:date>2021-02-17T00:11:57Z</dc:date>
  </office:meta>
</office:document-meta>
</file>